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rdf+xml" manifest:full-path="manifest.rdf"/>
  <manifest:file-entry manifest:media-type="text/xml" manifest:full-path="settings.xml"/>
  <manifest:file-entry manifest:media-type="image/png" manifest:full-path="Thumbnails/thumbnail.png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1" svg:font-family="'DejaVu Serif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language="es" fo:country="VE" style:font-name-complex="Times New Roman1"/>
    </style:style>
    <style:style style:name="P2" style:family="paragraph" style:parent-style-name="Standard">
      <style:paragraph-properties fo:text-align="justify" style:justify-single-word="false"/>
      <style:text-properties style:font-name="Times New Roman" fo:language="es" fo:country="VE" style:font-name-complex="Times New Roman1"/>
    </style:style>
    <style:style style:name="T1" style:family="text">
      <style:text-properties style:font-name="Times New Roman" fo:language="es" fo:country="VE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icio:</text:p>
      <text:p text:style-name="Standard"><text:s/><text:span text:style-name="T1">trimestre Abril-Julio del año 2012 </text:span></text:p>
      <text:p text:style-name="Standard"><text:span text:style-name="T1"/></text:p>
      <text:p text:style-name="Standard"><text:span text:style-name="T1">El primer grupo: fueron 4 preparadores, atendieron 24 trabajadores y finalizaron en fechas diferentes entre diciembre 2012 y marzo 2013.</text:span></text:p>
      <text:p text:style-name="P1"/>
      <text:p text:style-name="P1">Sep-Dic 12:</text:p>
      <text:p text:style-name="P1">El segundo grupo: <text:s/>inició en octubre de 2012, fueron 8 preparadores, atendieron 48 trabajadores y finalizaron en enero de 2013.</text:p>
      <text:p text:style-name="P1"/>
      <text:p text:style-name="P1">Ene-Mar 13: no hubo edicion.</text:p>
      <text:p text:style-name="P1"/>
      <text:p text:style-name="P1"/>
      <text:p text:style-name="P2">Abril-Julio 2013:</text:p>
      <text:p text:style-name="P2"><text:s/>se prestó el servicio comunitario a un total de 48 personas, 29 <text:s/>Hombres y 19 Mujeres, <text:s/>agrupados en 16 secciones, cada una conformada por grupos de 3 o 4 personas.</text:p>
      <text:p text:style-name="P2">Es conveniente si pudieramos decir cuantos culminaron.</text:p>
      <text:p text:style-name="P2"/>
      <text:p text:style-name="P2">Sep-Dic 13: no hubo edicion</text:p>
      <text:p text:style-name="P2"/>
      <text:p text:style-name="P2">Ene-Mar 14: no hubo edicion</text:p>
      <text:p text:style-name="P2"/>
      <text:p text:style-name="P2"/>
      <text:p text:style-name="P2">Abr-Jul 14:</text:p>
      <text:p text:style-name="P2">el servicio comunitario se les dictó a un total de 49 obreros, 34 hombres y 15 mujeres, agrupados en 10 secciones, cada una conformada por 4 o 5 obreros</text:p>
      <text:p text:style-name="P2"/>
      <text:p text:style-name="P2"/>
      <text:p text:style-name="P2"/>
      <text:p text:style-name="P2">Sep-Dic 14:</text:p>
      <text:p text:style-name="P2">No hubo edicion del servicio comunitario.</text:p>
      <text:p text:style-name="P2"/>
      <text:p text:style-name="P2">Ene-Mar 2015:</text:p>
      <text:p text:style-name="P2">Es el trimestre en el cual ustedes estan, es conveniente decir cunatos comenzaron el servicio comunitario y cuantos culminaron.</text:p>
      <text:p text:style-name="P2"/>
      <text:p text:style-name="P2">Es probable que algunos de los trimestres Sep-Dic 13 o Ene-Mar 14 si hubo edicion del servicio pero no tengo registros de ello.</text:p>
      <text:p text:style-name="P2"/>
      <text:p text:style-name="P2">Es bueno investigar sobre esto. Toda esta informacion la recopile de los informes que he corregi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2" svg:font-family="'DejaVu Sans'" style:font-family-generic="swiss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1" svg:font-family="'DejaVu Serif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s" fo:country="ES" style:letter-kerning="true" style:font-name-asian="DejaVu Serif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erif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27T08:09:16</meta:creation-date>
    <dc:date>2015-03-27T09:10:50</dc:date>
    <meta:editing-duration>PT37M55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19" meta:word-count="201" meta:character-count="1216"/>
  </office:meta>
</office:document-meta>
</file>